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98392" calcext:value-type="float">
            <text:p>80.0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75888" calcext:value-type="float">
            <text:p>79.8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5948" calcext:value-type="float">
            <text:p>79.6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89376" calcext:value-type="float">
            <text:p>79.5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01568" calcext:value-type="float">
            <text:p>79.6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00984" calcext:value-type="float">
            <text:p>79.5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94888" calcext:value-type="float">
            <text:p>79.4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85744" calcext:value-type="float">
            <text:p>79.4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82112" calcext:value-type="float">
            <text:p>79.3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72512" calcext:value-type="float">
            <text:p>78.7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3276" calcext:value-type="float">
            <text:p>79.2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1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65704" calcext:value-type="float">
            <text:p>79.1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89504" calcext:value-type="float">
            <text:p>79.0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09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0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044" calcext:value-type="float">
            <text:p>79.7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94" calcext:value-type="float">
            <text:p>79.0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0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0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2072" calcext:value-type="float">
            <text:p>79.0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56" calcext:value-type="float">
            <text:p>79.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0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1592" calcext:value-type="float">
            <text:p>79.0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8892" calcext:value-type="float">
            <text:p>78.9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67584" calcext:value-type="float">
            <text:p>78.9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9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9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92552" calcext:value-type="float">
            <text:p>79.0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434" calcext:value-type="float">
            <text:p>80.5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9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18816" calcext:value-type="float">
            <text:p>78.9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9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3432" calcext:value-type="float">
            <text:p>78.5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9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7896" calcext:value-type="float">
            <text:p>79.1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74848" calcext:value-type="float">
            <text:p>79.1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8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6512" calcext:value-type="float">
            <text:p>79.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37816" calcext:value-type="float">
            <text:p>78.5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08504" calcext:value-type="float">
            <text:p>78.7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8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12136" calcext:value-type="float">
            <text:p>78.8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8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3328" calcext:value-type="float">
            <text:p>78.4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8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65832" calcext:value-type="float">
            <text:p>78.6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8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936" calcext:value-type="float">
            <text:p>78.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8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0968" calcext:value-type="float">
            <text:p>78.6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8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2712" calcext:value-type="float">
            <text:p>79.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146" calcext:value-type="float">
            <text:p>78.7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501</text:p>
          </table:table-cell>
          <table:table-cell office:value-type="string" calcext:value-type="string">
            <text:p>TWDB:1003501</text:p>
          </table:table-cell>
          <table:table-cell office:value-type="string" calcext:value-type="string">
            <text:p>197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63952" calcext:value-type="float">
            <text:p>78.8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